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svg:font-family="Times" style:font-family-generic="roman" style:font-pitch="variable"/>
    <style:font-face style:name="Times New Roman" svg:font-family="'Times New Roman'" style:font-family-generic="roman" style:font-pitch="variable"/>
    <style:font-face style:name="Zapf Chancery" svg:font-family="'Zapf Chancery'"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Times1" svg:font-family="Times" style:font-family-generic="system" style:font-pitch="variable"/>
  </office:font-face-decls>
  <office:automatic-styles>
    <style:style style:name="P1" style:family="paragraph" style:parent-style-name="Standard">
      <style:paragraph-properties fo:text-align="center" style:justify-single-word="false"/>
      <style:text-properties style:font-name="Times"/>
    </style:style>
    <style:style style:name="P2" style:family="paragraph" style:parent-style-name="Standard">
      <style:paragraph-properties fo:text-align="center" style:justify-single-word="false"/>
    </style:style>
    <style:style style:name="P3" style:family="paragraph" style:parent-style-name="Standard">
      <style:paragraph-properties fo:margin-left="0in" fo:margin-right="0in" fo:line-height="100%" fo:text-align="center" style:justify-single-word="false" fo:text-indent="0.2083in" style:auto-text-indent="false"/>
    </style:style>
    <style:style style:name="P4" style:family="paragraph" style:parent-style-name="Standard">
      <style:paragraph-properties fo:margin-left="0in" fo:margin-right="0in" fo:line-height="100%" fo:text-align="justify" style:justify-single-word="false" fo:text-indent="0.2083in" style:auto-text-indent="false"/>
    </style:style>
    <style:style style:name="P5" style:family="paragraph" style:parent-style-name="Standard">
      <style:paragraph-properties fo:margin-left="0in" fo:margin-right="0in" fo:margin-top="0.0417in" fo:margin-bottom="0in" loext:contextual-spacing="false" fo:line-height="100%" fo:text-align="justify" style:justify-single-word="false" fo:text-indent="0in" style:auto-text-indent="false"/>
    </style:style>
    <style:style style:name="P6" style:family="paragraph" style:parent-style-name="Standard">
      <style:paragraph-properties fo:margin-left="0in" fo:margin-right="0in" fo:line-height="100%" fo:text-align="justify" style:justify-single-word="false" fo:text-indent="0in" style:auto-text-indent="false"/>
    </style:style>
    <style:style style:name="P7" style:family="paragraph" style:parent-style-name="Standard" style:master-page-name="Standard">
      <style:paragraph-properties fo:text-align="justify" style:justify-single-word="false" style:page-number="auto"/>
      <style:text-properties style:font-name="Times"/>
    </style:style>
    <style:style style:name="P8" style:family="paragraph" style:parent-style-name="Heading_20_2">
      <style:paragraph-properties fo:margin-left="0.3555in" fo:margin-right="0in" fo:margin-top="0.1665in" fo:margin-bottom="0.0417in" loext:contextual-spacing="false" fo:line-height="100%" fo:text-align="start" style:justify-single-word="false" fo:text-indent="0in" style:auto-text-indent="false" fo:keep-with-next="always"/>
    </style:style>
    <style:style style:name="T1" style:family="text">
      <style:text-properties style:font-name="Times"/>
    </style:style>
    <style:style style:name="T2" style:family="text">
      <style:text-properties style:font-name="Times" fo:font-size="15pt" style:font-size-asian="15pt"/>
    </style:style>
    <style:style style:name="T3" style:family="text">
      <style:text-properties style:font-name="Times" fo:font-size="16pt" fo:font-weight="bold" style:font-size-asian="16pt" style:font-weight-asian="bold"/>
    </style:style>
    <style:style style:name="T4" style:family="text">
      <style:text-properties style:font-name="Times" fo:font-style="italic" style:font-style-asian="italic"/>
    </style:style>
    <style:style style:name="T5" style:family="text">
      <style:text-properties style:font-name="Times" officeooo:rsid="001507ba"/>
    </style:style>
    <style:style style:name="T6" style:family="text">
      <style:text-properties style:text-position="31% 100%" style:font-name="Times" fo:font-size="8pt" style:font-size-asian="8pt"/>
    </style:style>
    <style:style style:name="T7" style:family="text">
      <style:text-properties style:text-position="-30% 100%" style:font-name="Tim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text:span text:style-name="T2">Guideline for Series Proposals for Language Science Press</text:span></text:p>
      <text:p text:style-name="P1"/>
      <text:p text:style-name="P1"/>
      <text:p text:style-name="P1"/>
      <text:p text:style-name="P1"/>
      <text:p text:style-name="P8"><text:span text:style-name="T3">1 <text:s/>Introduction</text:span></text:p>
      <text:p text:style-name="P5"><text:span text:style-name="T1">Language Science Press is keen to evaluate proposals for new book series in all areas of linguistics and neighboring fields. The following notes aim at helping you prepare a proposal that can be fully and rapidly assessed by the managing board. We kindly ask you to include the following aspects into your proposal, giving as specific information as possible. Your proposal should give the managing board a clear idea of the aims and scope of the proposed series. Proposal may vary in length. We expect proposals ranging between five to eight pages. Your initial submission should include a letter of introduction.</text:span></text:p>
      <text:p text:style-name="P8"><text:span text:style-name="T3">2 <text:s/>The proposed series in a nutshell</text:span></text:p>
      <text:p text:style-name="P5"><text:span text:style-name="T1">Please give the proposed title of the new series and describe the aims and scope of the proposed series briefly in two or three sentences.</text:span></text:p>
      <text:p text:style-name="P8"><text:span text:style-name="T3">3 <text:s/>Content and contribution of the series</text:span></text:p>
      <text:p text:style-name="P5"><text:span text:style-name="T1">Please give an explicit statement on the aims and scope of the book series, addressing also the following aspects.</text:span></text:p>
      <text:p text:style-name="P4"><text:span text:style-name="T1">What sub-discipline or sub-disciplines of linguistics will be covered? <text:s/>Which kind of topics would you like so see addressed in potential volumes? </text:span></text:p>
      <text:p text:style-name="P4"><text:span text:style-name="T1">Please explain how the proposed book series will fill a gap in existing publication programs for the scholarly community addressed by the series. Have there been new developments in the fields which have caused the need for a new series? </text:span></text:p>
      <text:p text:style-name="P4"><text:span text:style-name="T1">Please provide a brief list of keywords relating to the topics to be covered in potential volumes. It might also be worthwhile to comment on your choice of a title for the proposed series.</text:span></text:p>
      <text:p text:style-name="P8"><text:span text:style-name="T3">4 <text:s/>Readership</text:span></text:p>
      <text:p text:style-name="P5"><text:span text:style-name="T1">What is the main audience of the new book series? <text:s/>Does the series aim at academic specialists, at graduate or undergraduate students or at specialists in areas other than that of the editors or authors? </text:span></text:p>
      <text:p text:style-name="P8"><text:span text:style-name="T3">5 <text:s/>Competition</text:span></text:p>
      <text:p text:style-name="P5"><text:span text:style-name="T1">Please explain how the series differs from existing series in the area. What is its unique focus? </text:span></text:p>
      <text:p text:style-name="P4"><text:soft-page-break/><text:span text:style-name="T1">What is the existing competition? <text:s/>Please give details of the most relevant existing series in the area, providing publisher and editors. How does the proposed series relate to existing programs? <text:s/>How does it stand out from the competition? </text:span></text:p>
      <text:p text:style-name="P8"><text:span text:style-name="T3">6 <text:s/>Form of publications to appear in the proposed series</text:span></text:p>
      <text:p text:style-name="P5"><text:span text:style-name="T1">Which kind of publications will be included in the proposed series? <text:s/>Do you expect to publish monographs, edited books, textbooks, theses, handbooks and/or reference manuals? </text:span></text:p>
      <text:p text:style-name="P4"><text:span text:style-name="T1">How long will books be? <text:s/>Please give an approximate word count.</text:span></text:p>
      <text:p text:style-name="P4"><text:span text:style-name="T1">How many volumes do you expect to publish per year? <text:s/>Do you anticipate a limitation of the total number of books appearing in the series? </text:span></text:p>
      <text:p text:style-name="P4"><text:span text:style-name="T1">Will the proposed series accept only publications written in English, or do you expect to publish contributions written in other languages? <text:s/>If so, which languages other than English do you consider suitable for publications appearing in the proposed series? <text:s/>How do you plan to deal with possible difficulties arising with respect to publications in English authored by non-native speakers? </text:span></text:p>
      <text:p text:style-name="P8"><text:span text:style-name="T3">7 <text:s/>Editorial policies</text:span></text:p>
      <text:p text:style-name="P5"><text:span text:style-name="T1">Please give details on how you propose to administer the planned series. What role do you expect to play as editors, and what part do you plan to assign to the editorial board? <text:s/>Whom would you suggest as members of the editorial board? </text:span></text:p>
      <text:p text:style-name="P4"><text:span text:style-name="T1">As series editors you are responsible for ensuring the quality of each volume appearing in the series. In particular, it will be crucial that each proposed volume be commented on by at least two referees besides the series editor or editors. Please explain how you propose to accomplish this task. How do you propose to make editorial decisions? </text:span></text:p>
      <text:p text:style-name="P4"><text:span text:style-name="T1">Please specify how you project to approach potential authors or editors for future volumes in the proposed series. Do you plan to commission contributions on particular topics? </text:span></text:p>
      <text:p text:style-name="P4"><text:span text:style-name="T1">What lead time do you anticipate for each volume? <text:s/>How do you propose to ensure that editorial decisions and preparation of manuscripts will be accomplished in a timely manner? </text:span></text:p>
      <text:p text:style-name="P8"><text:span text:style-name="T3">8 <text:s/>About the editors</text:span></text:p>
      <text:p text:style-name="P5"><text:span text:style-name="T1">Please list for each editor present academic interests, position and professional affiliation, including a list of recent publications which are relevant to the area of the proposed series. If applicable, specifically mention previous editorial experience. We ask you to make sure to include the following details for each prospective editor: Name, mailing address, work phone, email. Please try to explain as specifically as possible in which respect you are the right editor or editors for the proposed series.</text:span></text:p>
      <text:p text:style-name="P8"><text:soft-page-break/><text:span text:style-name="T3">9 <text:s/>Proposed first volume or volumes of the series</text:span></text:p>
      <text:p text:style-name="P5"><text:span text:style-name="T1">Please give details on the proposed first volume or volumes of the planned series, including the following information: Provisional title, volume editor or editors (name plus affiliation), brief synopsis of the volume, provisional table of contents, and proposed schedule for completion of the typescript. It would be worthwhile to elaborate on how the planned first volume or volumes are intended to set the pitch for further contributions in the proposed series.</text:span></text:p>
      <text:p text:style-name="P8"><text:span text:style-name="T3">10 <text:s/>Languages</text:span></text:p>
      <text:p text:style-name="P5"><text:span text:style-name="T1">Please indicate the languages in which you will accept submissions and provide details about the expected readership, if you want to publish in languages other than English.</text:span></text:p>
      <text:p text:style-name="P4"><text:span text:style-name="T1">Language Scienece Press accepts submissions in English, German, French, Spanish, and Portugese, so series can choose to accept a subset of these languages.</text:span></text:p>
      <text:p text:style-name="P8"><text:span text:style-name="T3">11 <text:s/>Financial support</text:span></text:p>
      <text:p text:style-name="P5"><text:span text:style-name="T1">Currently we have nine series, for the enterprise to scale up, it is important that series editors take some responsibility and help as much as they can. De Gruyter requests camera ready copies or charges 1.500 </text:span><text:span text:style-name="T5">EUR</text:span><text:span text:style-name="T1"> for submissions to certain series. We do not charge any money but it is not possible to handle everything centrally.</text:span></text:p>
      <text:p text:style-name="P4"><text:span text:style-name="T1">Series are expected to deliver L</text:span><text:span text:style-name="T6">A</text:span><text:span text:style-name="T1">T</text:span><text:span text:style-name="T7">E</text:span><text:span text:style-name="T1">X. We help series editors to set up the conversion workflow, but certain commitment and resources at the site of the series editors is required. Please state that you can provide manuscripts typeset in L</text:span><text:span text:style-name="T6">A</text:span><text:span text:style-name="T1">T</text:span><text:span text:style-name="T7">E</text:span><text:span text:style-name="T1">Xwhat other resources you can provide.</text:span></text:p>
      <text:p text:style-name="P8"><text:span text:style-name="T3">12 <text:s/>What we do not publish</text:span></text:p>
      <text:p text:style-name="P5"><text:span text:style-name="T1">We do not publish scholarly work in fields other than linguistics and neighboring fields. We do not publish books for the general reader, </text:span><text:span text:style-name="T4">festschriften</text:span><text:span text:style-name="T1">, unrevised dissertations, autobiography or fiction.</text:span></text:p>
      <text:p text:style-name="P6"><text:span text:style-name="T1">To discuss your series proposal, please contact Stefan Müller (Stefan.Mueller@fu-berlin.de) or Martin Haspelmath (haspelmath@eva.mpg.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svg:font-family="Times" style:font-family-generic="roman" style:font-pitch="variable"/>
    <style:font-face style:name="Times New Roman" svg:font-family="'Times New Roman'" style:font-family-generic="roman" style:font-pitch="variable"/>
    <style:font-face style:name="Zapf Chancery" svg:font-family="'Zapf Chancery'"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Zapf Chancery" fo:font-family="'Zapf Chancery'" style:font-family-generic="roman" style:font-pitch="variable" fo:font-size="10pt" style:font-name-asian="Times1" style:font-family-asian="Times" style:font-family-generic-asian="system" style:font-pitch-asian="variable" style:font-size-asian="10pt" style:font-name-complex="Helvetica" style:font-family-complex="Helvetica"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margin-top="0.1665in" fo:margin-bottom="0.0417in" loext:contextual-spacing="false" fo:text-align="start" style:justify-single-word="false" fo:text-indent="0in" style:auto-text-indent="false" fo:keep-with-next="always"/>
      <style:text-properties style:font-name="Times" fo:font-family="Times" style:font-family-generic="roman" style:font-pitch="variable" fo:font-size="20pt" fo:font-weight="bold" style:font-size-asian="20pt" style:font-weight-asian="bold"/>
    </style:style>
    <style:style style:name="Heading_20_2" style:display-name="Heading 2" style:family="paragraph" style:parent-style-name="Standard" style:default-outline-level="" style:class="text">
      <style:paragraph-properties fo:margin-left="0.3555in" fo:margin-right="0in" fo:margin-top="0.1665in" fo:margin-bottom="0.0417in" loext:contextual-spacing="false" fo:text-align="start" style:justify-single-word="false" fo:text-indent="0in" style:auto-text-indent="false" fo:keep-with-next="always"/>
      <style:text-properties style:font-name="Times" fo:font-family="Times" style:font-family-generic="roman" style:font-pitch="variable" fo:font-size="16pt" fo:font-weight="bold" style:font-size-asian="16pt" style:font-weight-asian="bold"/>
    </style:style>
    <style:style style:name="Heading_20_3" style:display-name="Heading 3" style:family="paragraph" style:parent-style-name="Standard" style:default-outline-level="" style:class="text">
      <style:paragraph-properties fo:margin-left="0.711in" fo:margin-right="0in" fo:margin-top="0.1665in" fo:margin-bottom="0.0417in" loext:contextual-spacing="false" fo:text-align="start" style:justify-single-word="false" fo:text-indent="0in" style:auto-text-indent="false" fo:keep-with-next="always"/>
      <style:text-properties style:font-name="Times" fo:font-family="Times" style:font-family-generic="roman" style:font-pitch="variable" fo:font-size="16pt" fo:font-weight="bold" style:font-size-asian="16pt" style:font-weight-asian="bold"/>
    </style:style>
    <style:style style:name="Heading_20_4" style:display-name="Heading 4" style:family="paragraph" style:parent-style-name="Standard" style:default-outline-level="" style:class="text">
      <style:paragraph-properties fo:margin-left="1.0665in" fo:margin-right="0in" fo:margin-top="0.1665in" fo:margin-bottom="0.0417in" loext:contextual-spacing="false" fo:text-align="start" style:justify-single-word="false" fo:text-indent="0in" style:auto-text-indent="false" fo:keep-with-next="always"/>
      <style:text-properties style:font-name="Times" fo:font-family="Times" style:font-family-generic="roman" style:font-pitch="variable" fo:font-size="12pt" fo:font-weight="bold" style:font-size-asian="12pt" style:font-weight-asian="bold"/>
    </style:style>
    <style:style style:name="Heading_20_5" style:display-name="Heading 5" style:family="paragraph" style:parent-style-name="Standard" style:default-outline-level="" style:class="text">
      <style:paragraph-properties fo:margin-left="1.422in" fo:margin-right="0in" fo:margin-top="0.1665in" fo:margin-bottom="0.0417in" loext:contextual-spacing="false" fo:text-align="start" style:justify-single-word="false" fo:text-indent="0in" style:auto-text-indent="false" fo:keep-with-next="always"/>
      <style:text-properties style:font-name="Times" fo:font-family="Times" style:font-family-generic="roman" style:font-pitch="variable" fo:font-size="12pt" fo:font-weight="bold" style:font-size-asian="12pt" style:font-weight-asian="bold"/>
    </style:style>
    <style:style style:name="Heading_20_6" style:display-name="Heading 6" style:family="paragraph" style:parent-style-name="Standard" style:default-outline-level="" style:class="text">
      <style:paragraph-properties fo:margin-left="1.778in" fo:margin-right="0in" fo:margin-top="0.1665in" fo:margin-bottom="0.0417in" loext:contextual-spacing="false" fo:text-align="start" style:justify-single-word="false" fo:text-indent="0in" style:auto-text-indent="false" fo:keep-with-next="always"/>
      <style:text-properties style:font-name="Times" fo:font-family="Times" style:font-family-generic="roman" style:font-pitch="variable" fo:font-size="12pt" fo:font-weight="bold" style:font-size-asian="12pt" style:font-weight-asian="bold"/>
    </style:style>
    <style:style style:name="Footer" style:family="paragraph" style:parent-style-name="Standard" style:class="extra"/>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28in" fo:page-height="11.0417in" style:num-format="1" style:print-orientation="portrait" fo:margin-top="1.7638in" fo:margin-bottom="0.5in" fo:margin-left="1.861in" fo:margin-right="1.8752in" style:writing-mode="lr-tb" style:layout-grid-color="#c0c0c0" style:layout-grid-lines="2046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722in" fo:margin-left="0in" fo:margin-right="0in" fo:margin-top="0.6827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iginal file was series-proposals-for-langsci-press.tex</dc:title>
    <dc:description>Created using latex2rtf 1.9.19 (released Nov 20 2007) on Thu Dec  4 14:56:29 2014</dc:description>
    <dc:date>2014-12-04T14:57:58.521039598</dc:date>
    <meta:editing-duration>PT1M14S</meta:editing-duration>
    <meta:editing-cycles>1</meta:editing-cycles>
    <meta:document-statistic meta:table-count="0" meta:image-count="0" meta:object-count="0" meta:page-count="3" meta:paragraph-count="39" meta:word-count="1018" meta:character-count="6323" meta:non-whitespace-character-count="5309"/>
    <meta:generator>LibreOffice/4.3.3.2$Linux_X86_64 LibreOffice_project/430m0$Build-2</meta:generator>
  </office:meta>
</office:document-meta>
</file>